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95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64.31mm"/>
    </style:style>
    <style:style style:name="co6" style:family="table-column">
      <style:table-column-properties fo:break-before="auto" style:column-width="27.8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ral" table:style-name="ta1">
        <table:table-column table:style-name="co1" table:default-cell-style-name="ce2"/>
        <table:table-column table:style-name="co2" table:number-columns-repeated="35" table:default-cell-style-name="ce2"/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diferente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ão responderam</text:p>
          </table:table-cell>
          <table:table-cell table:style-name="ce1" table:number-columns-repeated="7"/>
          <table:table-cell table:number-columns-repeated="24"/>
        </table:table-row>
        <table:table-row table:style-name="ro2">
          <table:table-cell table:style-name="ce1" office:value-type="string" calcext:value-type="string">
            <text:p>usuarios de bibicleta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2]+[.C2]+[.D2]+[.E2]" office:value-type="float" office:value="183" calcext:value-type="float">
            <text:p>183</text:p>
          </table:table-cell>
          <table:table-cell table:style-name="ce1" table:number-columns-repeated="5"/>
          <table:table-cell table:number-columns-repeated="25"/>
        </table:table-row>
        <table:table-row table:style-name="ro2">
          <table:table-cell table:style-name="ce1" office:value-type="string" calcext:value-type="string">
            <text:p>se não é usuario, indiferent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3]+[.C3]+[.D3]+[.E3]" office:value-type="float" office:value="97" calcext:value-type="float">
            <text:p>97</text:p>
          </table:table-cell>
          <table:table-cell table:style-name="ce1" table:number-columns-repeated="5"/>
          <table:table-cell table:number-columns-repeated="25"/>
        </table:table-row>
        <table:table-row table:style-name="ro3">
          <table:table-cell table:style-name="ce1" office:value-type="string" calcext:value-type="string">
            <text:p>Você acredita que os investimentos públicos para o uso da bicicleta em salvador são suficientes para popularizar o seu uso?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4]+[.C4]+[.D4]+[.E4]" office:value-type="float" office:value="183" calcext:value-type="float">
            <text:p>183</text:p>
          </table:table-cell>
          <table:table-cell table:style-name="ce1" table:number-columns-repeated="5"/>
          <table:table-cell table:number-columns-repeated="25"/>
        </table:table-row>
        <table:table-row table:style-name="ro3">
          <table:table-cell table:style-name="ce1" office:value-type="string" calcext:value-type="string">
            <text:p>A temperatura das vias é um fator que influencia, ou pode influenciar no seu uso da bicicleta?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5]+[.C5]+[.D5]+[.E5]" office:value-type="float" office:value="183" calcext:value-type="float">
            <text:p>183</text:p>
          </table:table-cell>
          <table:table-cell table:style-name="ce1" table:number-columns-repeated="6"/>
          <table:table-cell table:number-columns-repeated="24"/>
        </table:table-row>
        <table:table-row table:style-name="ro3">
          <table:table-cell table:style-name="ce1" office:value-type="string" calcext:value-type="string">
            <text:p>A umidade do ar nas vias é um fator que influencia, ou pode influenciar no seu uso da bicicleta?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B6]+[.C6]+[.D6]+[.E6]" office:value-type="float" office:value="183" calcext:value-type="float">
            <text:p>183</text:p>
          </table:table-cell>
          <table:table-cell table:style-name="ce1" table:number-columns-repeated="5"/>
          <table:table-cell table:number-columns-repeated="25"/>
        </table:table-row>
        <table:table-row table:style-name="ro4">
          <table:table-cell table:style-name="ce1" office:value-type="string" calcext:value-type="string">
            <text:p>O ruído nas vias é um fator que influencia, ou pode influenciar no seu uso da bicicleta?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7]+[.C7]+[.D7]+[.E7]" office:value-type="float" office:value="183" calcext:value-type="float">
            <text:p>183</text:p>
          </table:table-cell>
          <table:table-cell table:style-name="ce1" table:number-columns-repeated="5"/>
          <table:table-cell table:number-columns-repeated="25"/>
        </table:table-row>
        <table:table-row table:style-name="ro3">
          <table:table-cell table:style-name="ce1" office:value-type="string" calcext:value-type="string">
            <text:p>A iluminação das vias é um fator que influencia, ou pode influenciar no seu uso da bicicleta?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8]+[.C8]+[.D8]+[.E8]" office:value-type="float" office:value="183" calcext:value-type="float">
            <text:p>183</text:p>
          </table:table-cell>
          <table:table-cell table:style-name="ce1" table:number-columns-repeated="6"/>
          <table:table-cell table:number-columns-repeated="24"/>
        </table:table-row>
        <table:table-row table:style-name="ro3">
          <table:table-cell table:style-name="ce1" office:value-type="string" calcext:value-type="string">
            <text:p>O estado físico das vias é um fator que influencia, ou pode influenciar no seu uso da bicicleta?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9]+[.C9]+[.D9]+[.E9]" office:value-type="float" office:value="183" calcext:value-type="float">
            <text:p>183</text:p>
          </table:table-cell>
          <table:table-cell table:style-name="ce1" table:number-columns-repeated="5"/>
          <table:table-cell table:number-columns-repeated="25"/>
        </table:table-row>
        <table:table-row table:style-name="ro5">
          <table:table-cell table:style-name="ce1" office:value-type="string" calcext:value-type="string">
            <text:p>A distância que os automóveis ultrapassam as bicicletas nas vias é um fator que influencia, ou pode influenciar no seu uso da bicicleta?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10]+[.C10]+[.D10]+[.E10]" office:value-type="float" office:value="183" calcext:value-type="float">
            <text:p>183</text:p>
          </table:table-cell>
          <table:table-cell table:style-name="ce1" table:number-columns-repeated="5"/>
          <table:table-cell table:number-columns-repeated="25"/>
        </table:table-row>
        <table:table-row table:style-name="ro2">
          <table:table-cell table:style-name="ce1" office:value-type="string" calcext:value-type="string">
            <text:p>Você possui outras considerações?</text:p>
          </table:table-cell>
          <table:table-cell table:style-name="ce1"/>
          <table:table-cell/>
          <table:table-cell office:value-type="float" office:value="65" calcext:value-type="float">
            <text:p>65</text:p>
          </table:table-cell>
          <table:table-cell table:style-name="ce1"/>
          <table:table-cell table:style-name="ce1" table:formula="of:=[.B11]+[.C11]+[.D11]+[.E11]" office:value-type="float" office:value="65" calcext:value-type="float">
            <text:p>65</text:p>
          </table:table-cell>
          <table:table-cell table:style-name="ce1" table:number-columns-repeated="5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5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/>
          <table:table-cell/>
          <table:table-cell table:style-name="ce1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/>
          <table:table-cell table:number-columns-repeated="3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6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6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/>
          <table:table-cell table:number-columns-repeated="35"/>
        </table:table-row>
        <table:table-row table:style-name="ro2" table:number-rows-repeated="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4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3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25"/>
        </table:table-row>
        <table:table-row table:style-name="ro2" table:number-rows-repeated="3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7"/>
          <table:table-cell table:number-columns-repeated="25"/>
        </table:table-row>
        <table:table-row table:style-name="ro2">
          <table:table-cell table:style-name="ce1" table:number-columns-repeated="3"/>
          <table:table-cell/>
          <table:table-cell table:style-name="ce1" table:number-columns-repeated="8"/>
          <table:table-cell table:number-columns-repeated="24"/>
        </table:table-row>
        <table:table-row table:style-name="ro2" table:number-rows-repeated="3">
          <table:table-cell table:style-name="ce1" table:number-columns-repeated="2"/>
          <table:table-cell table:number-columns-repeated="2"/>
          <table:table-cell table:style-name="ce1" table:number-columns-repeated="7"/>
          <table:table-cell table:number-columns-repeated="25"/>
        </table:table-row>
        <table:table-row table:style-name="ro2" table:number-rows-repeated="2"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24"/>
        </table:table-row>
        <table:table-row table:style-name="ro2" table:number-rows-repeated="913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usuários" table:style-name="ta1">
        <table:shapes>
          <draw:frame draw:z-index="0" draw:style-name="gr1" draw:text-style-name="P1" svg:width="159.99mm" svg:height="89.99mm" svg:x="65.53mm" svg:y="1mm">
            <draw:object draw:notify-on-update-of-ranges="usuários.A1:usuários.A3 usuários.B1:usuários.B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Usuário de bicicleta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Não usuário de bicicleta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teresse" table:style-name="ta1">
        <table:shapes>
          <draw:frame draw:z-index="0" draw:style-name="gr1" draw:text-style-name="P1" svg:width="159.99mm" svg:height="89.99mm" svg:x="61.01mm" svg:y="1mm">
            <draw:object draw:notify-on-update-of-ranges="Interesse.A1:Interesse.A3 Interesse.B1:Interesse.B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Possui interesse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Não possui interess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9" calcext:value-type="float">
            <text:p>9</text:p>
          </table:table-cell>
        </table:table-row>
      </table:table>
      <table:table table:name="investimentos publico" table:style-name="ta1">
        <table:shapes>
          <draw:frame draw:z-index="0" draw:style-name="gr1" draw:text-style-name="P1" svg:width="159.99mm" svg:height="89.99mm" svg:x="87.89mm" svg:y="1mm">
            <draw:object draw:notify-on-update-of-ranges="'investimentos publico'.A1:'investimentos publico'.A3 'investimentos publico'.B1:'investimentos publico'.B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Os investimentos são suficiente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Os investimentos não são suficientes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ão respondeu</text:p>
          </table:table-cell>
          <table:table-cell/>
        </table:table-row>
      </table:table>
      <table:table table:name="temperatura" table:style-name="ta1">
        <table:shapes>
          <draw:frame draw:z-index="0" draw:style-name="gr1" draw:text-style-name="P1" svg:width="159.99mm" svg:height="89.99mm" svg:x="46.16mm" svg:y="1mm">
            <draw:object draw:notify-on-update-of-ranges="temperatura.A1:temperatura.A3 temperatura.B1:temperatura.B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362.25mm" svg:y="1mm">
            <draw:object draw:notify-on-update-of-ranges="temperatura.O1:temperatura.O4 temperatura.P1:temperatura.P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6" table:default-cell-style-name="Default"/>
        <table:table-row table:style-name="ro2">
          <table:table-cell table:style-name="ce1" office:value-type="string" calcext:value-type="string">
            <text:p>Sim</text:p>
          </table:table-cell>
          <table:table-cell office:value-type="float" office:value="121" calcext:value-type="float">
            <text:p>121</text:p>
          </table:table-cell>
          <table:table-cell table:style-name="ce2"/>
          <table:table-cell table:number-columns-repeated="11"/>
          <table:table-cell table:style-name="ce1" office:value-type="string" calcext:value-type="string">
            <text:p>Sim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Não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string" calcext:value-type="string">
            <text:p>Não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21" calcext:value-type="float">
            <text:p>21</text:p>
          </table:table-cell>
          <table:table-cell table:number-columns-repeated="12"/>
          <table:table-cell office:value-type="string" calcext:value-type="string">
            <text:p>Indiferente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Não respondeu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midade" table:style-name="ta1">
        <table:shapes>
          <draw:frame draw:z-index="0" draw:style-name="gr1" draw:text-style-name="P1" svg:width="159.99mm" svg:height="89.99mm" svg:x="46.16mm" svg:y="1mm">
            <draw:object draw:notify-on-update-of-ranges="umidade.A1:umidade.A4 umidade.B1:umidade.B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2">
          <table:table-cell table:style-name="ce1" office:value-type="string" calcext:value-type="string">
            <text:p>Sim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Não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Não respondeu</text:p>
          </table:table-cell>
          <table:table-cell office:value-type="float" office:value="2" calcext:value-type="float">
            <text:p>2</text:p>
          </table:table-cell>
        </table:table-row>
      </table:table>
      <table:table table:name="ruído" table:style-name="ta1">
        <table:shapes>
          <draw:frame draw:z-index="0" draw:style-name="gr1" draw:text-style-name="P1" svg:width="159.99mm" svg:height="89.99mm" svg:x="46.16mm" svg:y="1mm">
            <draw:object draw:notify-on-update-of-ranges="ruído.A1:ruído.A4 ruído.B1:ruído.B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2">
          <table:table-cell table:style-name="ce1" office:value-type="string" calcext:value-type="string">
            <text:p>Sim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Não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Não respondeu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luminação" table:style-name="ta1">
        <table:shapes>
          <draw:frame draw:z-index="0" draw:style-name="gr1" draw:text-style-name="P1" svg:width="159.99mm" svg:height="89.99mm" svg:x="57.58mm" svg:y="0mm">
            <draw:object draw:notify-on-update-of-ranges="iluminação.A1:iluminação.A4 iluminação.B1:iluminação.B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Sim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Não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ão respondeu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stado pista" table:style-name="ta1">
        <table:shapes>
          <draw:frame draw:z-index="0" draw:style-name="gr1" draw:text-style-name="P1" svg:width="159.99mm" svg:height="89.99mm" svg:x="46.16mm" svg:y="1mm">
            <draw:object draw:notify-on-update-of-ranges="'estado pista'.A1:'estado pista'.A3 'estado pista'.B1:'estado pista'.B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367.54mm" svg:y="1mm">
            <draw:object draw:notify-on-update-of-ranges="'estado pista'.O1:'estado pista'.O4 'estado pista'.P1:'estado pista'.P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Sim</text:p>
          </table:table-cell>
          <table:table-cell office:value-type="float" office:value="172" calcext:value-type="float">
            <text:p>172</text:p>
          </table:table-cell>
          <table:table-cell table:number-columns-repeated="12"/>
          <table:table-cell table:style-name="ce1" office:value-type="string" calcext:value-type="string">
            <text:p>Sim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Não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Não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Indiferent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Não respondeu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istancia" table:style-name="ta1">
        <table:shapes>
          <draw:frame draw:z-index="0" draw:style-name="gr1" draw:text-style-name="P1" svg:width="159.99mm" svg:height="89.99mm" svg:x="46.16mm" svg:y="1mm">
            <draw:object draw:notify-on-update-of-ranges="distancia.A1:distancia.A3 distancia.B1:distancia.B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2">
          <table:table-cell table:style-name="ce1" office:value-type="string" calcext:value-type="string">
            <text:p>Sim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Nã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diferente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geral.B1:geral.K104857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02:09:39.4232731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0:11:14.665534549</meta:creation-date>
    <dc:date>2015-05-20T02:17:22.045633953</dc:date>
    <meta:editing-duration>PT2H14M55S</meta:editing-duration>
    <meta:editing-cycles>12</meta:editing-cycles>
    <meta:generator>LibreOffice/4.4.3.2$Linux_X86_64 LibreOffice_project/40m0$Build-2</meta:generator>
    <meta:document-statistic meta:table-count="10" meta:cell-count="13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6cm" svg:y="0.316cm" chart:style-name="ch2">
          <text:p>Proporção de ciclistas</text:p>
        </chart:title>
        <chart:legend chart:legend-position="end" svg:x="11.567cm" svg:y="3.703cm" style:legend-expansion="high" chart:style-name="ch3"/>
        <chart:plot-area chart:style-name="ch4" table:cell-range-address="usuários.A1:usuários.B3" chart:data-source-has-labels="column" svg:x="0.32cm" svg:y="1.275cm" svg:width="10.927cm" svg:height="7.545cm">
          <chartooo:coordinate-region svg:x="2.011cm" svg:y="1.276cm" svg:width="7.544cm" svg:height="7.544cm"/>
          <chart:axis chart:dimension="x" chart:name="primary-x" chart:style-name="ch5" chartooo:axis-type="auto">
            <chartooo:date-scale/>
            <chart:categories table:cell-range-address="usuários.A1:usuários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usuários.B1:usuários.B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Usuário de bicicleta</text:p>
                <draw:g>
                  <svg:desc>usuários.A1:usuários.A3</svg:desc>
                </draw:g>
              </table:table-cell>
              <table:table-cell office:value-type="float" office:value="85">
                <text:p>85</text:p>
                <draw:g>
                  <svg:desc>usuários.B1:usuários.B3</svg:desc>
                </draw:g>
              </table:table-cell>
            </table:table-row>
            <table:table-row>
              <table:table-cell office:value-type="string">
                <text:p>Não usuário de biciclet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62cm" svg:y="0.316cm" chart:style-name="ch2">
          <text:p>A distância que os automóveis ultrapassam as bicicletas nas vias 
é um fator que influencia, 
ou pode influenciar no seu uso da bicicleta?</text:p>
        </chart:title>
        <chart:legend chart:legend-position="end" svg:x="13.684cm" svg:y="3.703cm" style:legend-expansion="high" chart:style-name="ch3"/>
        <chart:plot-area chart:style-name="ch4" table:cell-range-address="distancia.A1:distancia.B3" chart:data-source-has-labels="column" svg:x="0.32cm" svg:y="2.281cm" svg:width="13.044cm" svg:height="6.539cm">
          <chartooo:coordinate-region svg:x="3.573cm" svg:y="2.282cm" svg:width="6.538cm" svg:height="6.538cm"/>
          <chart:axis chart:dimension="x" chart:name="primary-x" chart:style-name="ch5" chartooo:axis-type="auto">
            <chartooo:date-scale/>
            <chart:categories table:cell-range-address="distancia.A1:distancia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tancia.B1:distancia.B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distancia.A1:distancia.A3</svg:desc>
                </draw:g>
              </table:table-cell>
              <table:table-cell office:value-type="float" office:value="176">
                <text:p>176</text:p>
                <draw:g>
                  <svg:desc>distancia.B1:distancia.B3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022cm" svg:y="0.315cm" chart:style-name="ch2">
          <text:p>O estado físico das vias é um fator que influencia, 
ou pode influenciar no seu uso da bicicleta?</text:p>
        </chart:title>
        <chart:legend chart:legend-position="end" svg:x="12.943cm" svg:y="3.454cm" style:legend-expansion="high" chart:style-name="ch3"/>
        <chart:plot-area chart:style-name="ch4" table:cell-range-address="'estado pista'.O1:'estado pista'.P4" chart:data-source-has-labels="column" svg:x="0.32cm" svg:y="1.778cm" svg:width="12.303cm" svg:height="7.042cm">
          <chartooo:coordinate-region svg:x="2.952cm" svg:y="1.78cm" svg:width="7.04cm" svg:height="7.04cm"/>
          <chart:axis chart:dimension="x" chart:name="primary-x" chart:style-name="ch5" chartooo:axis-type="auto">
            <chartooo:date-scale/>
            <chart:categories table:cell-range-address="'estado pista'.O1:'estado pista'.O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stado pista'.P1:'estado pista'.P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'estado pista'.O1:'estado pista'.O4</svg:desc>
                </draw:g>
              </table:table-cell>
              <table:table-cell office:value-type="float" office:value="172">
                <text:p>172</text:p>
                <draw:g>
                  <svg:desc>'estado pista'.P1:'estado pista'.P4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437cm" svg:y="0.316cm" chart:style-name="ch2">
          <text:p>Possui interesse em usar a bicicleta</text:p>
        </chart:title>
        <chart:legend chart:legend-position="end" svg:x="12.017cm" svg:y="3.703cm" style:legend-expansion="high" chart:style-name="ch3"/>
        <chart:plot-area chart:style-name="ch4" table:cell-range-address="Interesse.A1:Interesse.B3" chart:data-source-has-labels="column" svg:x="0.32cm" svg:y="1.275cm" svg:width="11.377cm" svg:height="7.545cm">
          <chartooo:coordinate-region svg:x="2.236cm" svg:y="1.276cm" svg:width="7.544cm" svg:height="7.544cm"/>
          <chart:axis chart:dimension="x" chart:name="primary-x" chart:style-name="ch5" chartooo:axis-type="auto">
            <chartooo:date-scale/>
            <chart:categories table:cell-range-address="Interesse.A1:Interess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eresse.B1:Interesse.B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Possui interesse</text:p>
                <draw:g>
                  <svg:desc>Interesse.A1:Interesse.A3</svg:desc>
                </draw:g>
              </table:table-cell>
              <table:table-cell office:value-type="float" office:value="83">
                <text:p>83</text:p>
                <draw:g>
                  <svg:desc>Interesse.B1:Interesse.B3</svg:desc>
                </draw:g>
              </table:table-cell>
            </table:table-row>
            <table:table-row>
              <table:table-cell office:value-type="string">
                <text:p>Não possui interess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871cm" svg:y="0.316cm" chart:style-name="ch2">
          <text:p>Você acredita que
 os investimentos públicos para o uso da bicicleta em salvador 
são suficientes para popularizar o seu uso?</text:p>
        </chart:title>
        <chart:legend chart:legend-position="end" svg:x="11.276cm" svg:y="3.306cm" style:legend-expansion="high" chart:style-name="ch3"/>
        <chart:plot-area chart:style-name="ch4" table:cell-range-address="'investimentos publico'.A1:'investimentos publico'.B3" chart:data-source-has-labels="column" svg:x="0.32cm" svg:y="2.281cm" svg:width="10.636cm" svg:height="6.539cm">
          <chartooo:coordinate-region svg:x="2.369cm" svg:y="2.282cm" svg:width="6.538cm" svg:height="6.538cm"/>
          <chart:axis chart:dimension="x" chart:name="primary-x" chart:style-name="ch5" chartooo:axis-type="auto">
            <chartooo:date-scale/>
            <chart:categories table:cell-range-address="'investimentos publico'.A1:'investimentos publico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vestimentos publico'.B1:'investimentos publico'.B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Os investimentos são suficientes</text:p>
                <draw:g>
                  <svg:desc>'investimentos publico'.A1:'investimentos publico'.A3</svg:desc>
                </draw:g>
              </table:table-cell>
              <table:table-cell office:value-type="float" office:value="21">
                <text:p>21</text:p>
                <draw:g>
                  <svg:desc>'investimentos publico'.B1:'investimentos publico'.B3</svg:desc>
                </draw:g>
              </table:table-cell>
            </table:table-row>
            <table:table-row>
              <table:table-cell office:value-type="string">
                <text:p>Os investimentos não são suficientes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28cm" svg:y="0.315cm" chart:style-name="ch2">
          <text:p>A temperatura das vias é um fator que influencia, 
ou pode influenciar no seu uso da bicicleta?</text:p>
        </chart:title>
        <chart:legend chart:legend-position="end" svg:x="13.684cm" svg:y="3.703cm" style:legend-expansion="high" chart:style-name="ch3"/>
        <chart:plot-area chart:style-name="ch4" table:cell-range-address="temperatura.A1:temperatura.B3" chart:data-source-has-labels="column" svg:x="0.32cm" svg:y="1.778cm" svg:width="13.044cm" svg:height="7.042cm">
          <chartooo:coordinate-region svg:x="3.322cm" svg:y="1.78cm" svg:width="7.04cm" svg:height="7.04cm"/>
          <chart:axis chart:dimension="x" chart:name="primary-x" chart:style-name="ch5" chartooo:axis-type="auto">
            <chartooo:date-scale/>
            <chart:categories table:cell-range-address="temperatura.A1:temperatura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mperatura.B1:temperatura.B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temperatura.A1:temperatura.A3</svg:desc>
                </draw:g>
              </table:table-cell>
              <table:table-cell office:value-type="float" office:value="121">
                <text:p>121</text:p>
                <draw:g>
                  <svg:desc>temperatura.B1:temperatura.B3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89cm" svg:y="0.315cm" chart:style-name="ch2">
          <text:p>A umidade do ar nas vias é um fator que influencia, 
ou pode influenciar no seu uso da bicicleta?</text:p>
        </chart:title>
        <chart:legend chart:legend-position="end" svg:x="12.943cm" svg:y="3.454cm" style:legend-expansion="high" chart:style-name="ch3"/>
        <chart:plot-area chart:style-name="ch4" table:cell-range-address="umidade.A1:umidade.B4" chart:data-source-has-labels="column" svg:x="0.32cm" svg:y="1.778cm" svg:width="12.303cm" svg:height="7.042cm">
          <chartooo:coordinate-region svg:x="2.952cm" svg:y="1.78cm" svg:width="7.04cm" svg:height="7.04cm"/>
          <chart:axis chart:dimension="x" chart:name="primary-x" chart:style-name="ch5" chartooo:axis-type="auto">
            <chartooo:date-scale/>
            <chart:categories table:cell-range-address="umidade.A1:umidad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umidade.B1:umidade.B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umidade.A1:umidade.A4</svg:desc>
                </draw:g>
              </table:table-cell>
              <table:table-cell office:value-type="float" office:value="81">
                <text:p>81</text:p>
                <draw:g>
                  <svg:desc>umidade.B1:umidade.B4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28cm" svg:y="0.315cm" chart:style-name="ch2">
          <text:p>A temperatura das vias é um fator que influencia, 
ou pode influenciar no seu uso da bicicleta?</text:p>
        </chart:title>
        <chart:legend chart:legend-position="end" svg:x="12.943cm" svg:y="3.454cm" style:legend-expansion="high" chart:style-name="ch3"/>
        <chart:plot-area chart:style-name="ch4" table:cell-range-address="temperatura.O1:temperatura.P4" chart:data-source-has-labels="column" svg:x="0.32cm" svg:y="1.778cm" svg:width="12.303cm" svg:height="7.042cm">
          <chartooo:coordinate-region svg:x="2.952cm" svg:y="1.78cm" svg:width="7.04cm" svg:height="7.04cm"/>
          <chart:axis chart:dimension="x" chart:name="primary-x" chart:style-name="ch5" chartooo:axis-type="auto">
            <chartooo:date-scale/>
            <chart:categories table:cell-range-address="temperatura.O1:temperatura.O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mperatura.P1:temperatura.P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temperatura.O1:temperatura.O4</svg:desc>
                </draw:g>
              </table:table-cell>
              <table:table-cell office:value-type="float" office:value="121">
                <text:p>121</text:p>
                <draw:g>
                  <svg:desc>temperatura.P1:temperatura.P4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657cm" svg:y="0.315cm" chart:style-name="ch2">
          <text:p>O ruído nas vias é um fator que influencia, 
ou pode influenciar no seu uso da bicicleta?</text:p>
        </chart:title>
        <chart:legend chart:legend-position="end" svg:x="12.943cm" svg:y="3.454cm" style:legend-expansion="high" chart:style-name="ch3"/>
        <chart:plot-area chart:style-name="ch4" table:cell-range-address="ruído.A1:ruído.B4" chart:data-source-has-labels="column" svg:x="0.32cm" svg:y="1.778cm" svg:width="12.303cm" svg:height="7.042cm">
          <chartooo:coordinate-region svg:x="2.952cm" svg:y="1.78cm" svg:width="7.04cm" svg:height="7.04cm"/>
          <chart:axis chart:dimension="x" chart:name="primary-x" chart:style-name="ch5" chartooo:axis-type="auto">
            <chartooo:date-scale/>
            <chart:categories table:cell-range-address="ruído.A1:ruído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uído.B1:ruído.B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ruído.A1:ruído.A4</svg:desc>
                </draw:g>
              </table:table-cell>
              <table:table-cell office:value-type="float" office:value="68">
                <text:p>68</text:p>
                <draw:g>
                  <svg:desc>ruído.B1:ruído.B4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247cm" svg:y="0.315cm" chart:style-name="ch2">
          <text:p>A iluminação das vias é um fator que influencia, 
ou pode influenciar no seu uso da bicicleta?</text:p>
        </chart:title>
        <chart:legend chart:legend-position="end" svg:x="12.943cm" svg:y="3.454cm" style:legend-expansion="high" chart:style-name="ch3"/>
        <chart:plot-area chart:style-name="ch4" table:cell-range-address="iluminação.A1:iluminação.B4" chart:data-source-has-labels="column" svg:x="0.32cm" svg:y="1.778cm" svg:width="12.303cm" svg:height="7.042cm">
          <chartooo:coordinate-region svg:x="2.952cm" svg:y="1.78cm" svg:width="7.04cm" svg:height="7.04cm"/>
          <chart:axis chart:dimension="x" chart:name="primary-x" chart:style-name="ch5" chartooo:axis-type="auto">
            <chartooo:date-scale/>
            <chart:categories table:cell-range-address="iluminação.A1:iluminação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luminação.B1:iluminação.B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iluminação.A1:iluminação.A4</svg:desc>
                </draw:g>
              </table:table-cell>
              <table:table-cell office:value-type="float" office:value="165">
                <text:p>165</text:p>
                <draw:g>
                  <svg:desc>iluminação.B1:iluminação.B4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022cm" svg:y="0.315cm" chart:style-name="ch2">
          <text:p>O estado físico das vias é um fator que influencia, 
ou pode influenciar no seu uso da bicicleta?</text:p>
        </chart:title>
        <chart:legend chart:legend-position="end" svg:x="13.684cm" svg:y="3.703cm" style:legend-expansion="high" chart:style-name="ch3"/>
        <chart:plot-area chart:style-name="ch4" table:cell-range-address="'estado pista'.A1:'estado pista'.B3" chart:data-source-has-labels="column" svg:x="0.32cm" svg:y="1.778cm" svg:width="13.044cm" svg:height="7.042cm">
          <chartooo:coordinate-region svg:x="3.322cm" svg:y="1.78cm" svg:width="7.04cm" svg:height="7.04cm"/>
          <chart:axis chart:dimension="x" chart:name="primary-x" chart:style-name="ch5" chartooo:axis-type="auto">
            <chartooo:date-scale/>
            <chart:categories table:cell-range-address="'estado pista'.A1:'estado pista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stado pista'.B1:'estado pista'.B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'estado pista'.A1:'estado pista'.A3</svg:desc>
                </draw:g>
              </table:table-cell>
              <table:table-cell office:value-type="float" office:value="172">
                <text:p>172</text:p>
                <draw:g>
                  <svg:desc>'estado pista'.B1:'estado pista'.B3</svg:desc>
                </draw:g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diferente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